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Comic Sans MS" svg:font-family="'Comic Sans MS'" style:font-pitch="variable"/>
    <style:font-face style:name="Comic Sans MS1" svg:font-family="'Comic Sans MS'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4cm" svg:stroke-color="#000000" draw:stroke-linejoin="round" svg:stroke-linecap="butt" draw:fill="none" fo:padding-top="0.007cm" fo:padding-bottom="0.007cm" fo:padding-left="0.007cm" fo:padding-right="0.007cm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29cm" fo:min-width="0.8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29cm" fo:min-width="0.82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9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7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41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ff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33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3.5pt" style:font-size-asian="23.5pt" style:font-size-complex="23.5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  <style:text-properties fo:font-size="6.5pt" style:font-size-asian="6.5pt" style:font-size-complex="6.5pt"/>
    </style:style>
    <style:style style:name="P6" style:family="paragraph">
      <loext:graphic-properties draw:fill="none"/>
      <style:text-properties fo:font-size="9.5pt" style:font-size-asian="9.5pt" style:font-size-complex="9.5pt"/>
    </style:style>
    <style:style style:name="P7" style:family="paragraph">
      <loext:graphic-properties draw:fill="solid" draw:fill-color="#0000ff"/>
    </style:style>
    <style:style style:name="T1" style:family="text">
      <style:text-properties fo:color="#000000" loext:opacity="100%" style:font-name="Verdana" fo:font-size="23.5pt" fo:font-weight="normal" style:font-name-asian="Verdana" style:font-size-asian="23.5pt" style:font-weight-asian="normal" style:font-name-complex="Verdana" style:font-size-complex="23.5pt" style:font-weight-complex="normal" style:text-scale="105%"/>
    </style:style>
    <style:style style:name="T2" style:family="text">
      <style:text-properties fo:color="#000000" loext:opacity="100%" style:font-name="Verdana" fo:font-size="23.5pt" fo:font-weight="normal" style:font-name-asian="Verdana" style:font-size-asian="23.5pt" style:font-weight-asian="normal" style:font-name-complex="Verdana" style:font-size-complex="23.5pt" style:font-weight-complex="normal"/>
    </style:style>
    <style:style style:name="T3" style:family="text">
      <style:text-properties fo:color="#000000" loext:opacity="100%" style:font-name="Georgia1" fo:font-size="9.89999961853027pt" style:text-underline-style="none" fo:font-weight="normal" style:font-name-asian="Georgia1" style:font-size-asian="9.89999961853027pt" style:font-weight-asian="normal" style:font-name-complex="Georgia1" style:font-size-complex="9.89999961853027pt" style:font-weight-complex="normal"/>
    </style:style>
    <style:style style:name="T4" style:family="text">
      <style:text-properties fo:color="#000000" loext:opacity="100%" style:font-name="Georgia1" fo:font-size="9.89999961853027pt" fo:font-weight="normal" style:font-name-asian="Georgia1" style:font-size-asian="9.89999961853027pt" style:font-weight-asian="normal" style:font-name-complex="Georgia1" style:font-size-complex="9.89999961853027pt" style:font-weight-complex="normal"/>
    </style:style>
    <style:style style:name="T5" style:family="text">
      <style:text-properties fo:color="#000000" loext:opacity="100%" style:font-name="Verdana" fo:font-size="9.89999961853027pt" fo:font-weight="bold" style:font-name-asian="Verdana" style:font-size-asian="9.89999961853027pt" style:font-weight-asian="bold" style:font-name-complex="Verdana" style:font-size-complex="9.89999961853027pt" style:font-weight-complex="bold"/>
    </style:style>
    <style:style style:name="T6" style:family="text">
      <style:text-properties fo:color="#000000" loext:opacity="100%" style:font-name="Verdana" fo:font-size="9.89999961853027pt" fo:font-weight="normal" style:font-name-asian="Verdana" style:font-size-asian="9.89999961853027pt" style:font-weight-asian="normal" style:font-name-complex="Verdana" style:font-size-complex="9.89999961853027pt" style:font-weight-complex="normal"/>
    </style:style>
    <style:style style:name="T7" style:family="text">
      <style:text-properties fo:color="#000000" loext:opacity="100%" style:font-name="Comic Sans MS1" fo:font-size="9.89999961853027pt" fo:font-weight="normal" style:font-name-asian="Comic Sans MS1" style:font-size-asian="9.89999961853027pt" style:font-weight-asian="normal" style:font-name-complex="Comic Sans MS1" style:font-size-complex="9.89999961853027pt" style:font-weight-complex="normal" style:text-scale="113%"/>
    </style:style>
    <style:style style:name="T8" style:family="text">
      <style:text-properties fo:color="#000000" loext:opacity="100%" style:font-name="Comic Sans MS1" fo:font-size="9.89999961853027pt" fo:font-weight="normal" style:font-name-asian="Comic Sans MS1" style:font-size-asian="9.89999961853027pt" style:font-weight-asian="normal" style:font-name-complex="Comic Sans MS1" style:font-size-complex="9.89999961853027pt" style:font-weight-complex="normal"/>
    </style:style>
    <style:style style:name="T9" style:family="text">
      <style:text-properties fo:color="#000000" loext:opacity="100%" style:font-name="Verdana" fo:font-size="6.5pt" fo:font-weight="normal" style:font-name-asian="Verdana" style:font-size-asian="6.5pt" style:font-weight-asian="normal" style:font-name-complex="Verdana" style:font-size-complex="6.5pt" style:font-weight-complex="normal"/>
    </style:style>
    <style:style style:name="T10" style:family="text">
      <style:text-properties fo:color="#000000" loext:opacity="100%" style:font-name="Georgia1" fo:font-size="9.5pt" fo:font-weight="normal" style:font-name-asian="Georgia1" style:font-size-asian="9.5pt" style:font-weight-asian="normal" style:font-name-complex="Georgia1" style:font-size-complex="9.5pt" style:font-weight-complex="normal"/>
    </style:style>
    <style:style style:name="T11" style:family="text">
      <style:text-properties fo:color="#000000" loext:opacity="100%" style:font-name="Comic Sans MS1" fo:font-size="9.89999961853027pt" fo:font-weight="normal" style:font-name-asian="Comic Sans MS1" style:font-size-asian="9.89999961853027pt" style:font-weight-asian="normal" style:font-name-complex="Comic Sans MS1" style:font-size-complex="9.89999961853027pt" style:font-weight-complex="normal" style:text-scale="108%"/>
    </style:style>
    <style:style style:name="T12" style:family="text">
      <style:text-properties fo:color="#000000" loext:opacity="100%" style:font-name="Georgia1" fo:font-size="9.89999961853027pt" fo:font-weight="normal" style:font-name-asian="Georgia1" style:font-size-asian="9.89999961853027pt" style:font-weight-asian="normal" style:font-name-complex="Georgia1" style:font-size-complex="9.89999961853027pt" style:font-weight-complex="normal" style:text-scale="103%"/>
    </style:style>
    <style:style style:name="T13" style:family="text">
      <style:text-properties fo:color="#000000" loext:opacity="100%" style:font-name="Arial1" fo:font-size="9.89999961853027pt" fo:font-weight="normal" style:font-name-asian="Arial1" style:font-size-asian="9.89999961853027pt" style:font-weight-asian="normal" style:font-name-complex="Arial1" style:font-size-complex="9.89999961853027pt" style:font-weight-complex="normal" style:text-scale="103%"/>
    </style:style>
    <style:style style:name="T14" style:family="text">
      <style:text-properties fo:color="#000000" loext:opacity="100%" style:font-name="Comic Sans MS1" fo:font-size="9.89999961853027pt" fo:font-weight="normal" style:font-name-asian="Comic Sans MS1" style:font-size-asian="9.89999961853027pt" style:font-weight-asian="normal" style:font-name-complex="Comic Sans MS1" style:font-size-complex="9.89999961853027pt" style:font-weight-complex="normal" style:text-scale="118%"/>
    </style:style>
    <style:style style:name="T15" style:family="text">
      <style:text-properties style:font-name="Georgia1" fo:font-size="9.89999961853027pt" fo:font-weight="normal" style:font-name-asian="Georgia1" style:font-size-asian="9.89999961853027pt" style:font-weight-asian="normal" style:font-name-complex="Georgia1" style:font-size-complex="9.89999961853027pt" style:font-weight-complex="normal"/>
    </style:style>
    <style:style style:name="T16" style:family="text">
      <style:text-properties fo:color="#000000" loext:opacity="100%" style:font-name="Verdana" fo:font-size="9.89999961853027pt" style:text-underline-style="solid" style:text-underline-width="auto" style:text-underline-color="font-color" fo:font-weight="normal" style:font-name-asian="Verdana" style:font-size-asian="9.89999961853027pt" style:font-weight-asian="normal" style:font-name-complex="Verdana" style:font-size-complex="9.89999961853027pt" style:font-weight-complex="normal"/>
    </style:style>
    <style:style style:name="T17" style:family="text">
      <style:text-properties fo:color="#000000" loext:opacity="100%" style:font-name="Verdana" fo:font-size="6.5pt" fo:font-weight="normal" style:font-name-asian="Verdana" style:font-size-asian="6.5pt" style:font-weight-asian="normal" style:font-name-complex="Verdana" style:font-size-complex="6.5pt" style:font-weight-complex="normal" style:text-scale="14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483cm" svg:y1="3.794cm" svg:x2="18.998cm" svg:y2="3.794cm">
          <text:p/>
        </draw:line>
        <draw:line draw:style-name="gr1" draw:text-style-name="P1" draw:layer="layout" svg:x1="1.483cm" svg:y1="7.477cm" svg:x2="18.998cm" svg:y2="7.477cm">
          <text:p/>
        </draw:line>
        <draw:line draw:style-name="gr1" draw:text-style-name="P1" draw:layer="layout" svg:x1="1.483cm" svg:y1="13.329cm" svg:x2="18.998cm" svg:y2="13.329cm">
          <text:p/>
        </draw:line>
        <draw:line draw:style-name="gr1" draw:text-style-name="P1" draw:layer="layout" svg:x1="1.483cm" svg:y1="18.931cm" svg:x2="18.998cm" svg:y2="18.931cm">
          <text:p/>
        </draw:line>
        <draw:line draw:style-name="gr1" draw:text-style-name="P1" draw:layer="layout" svg:x1="1.483cm" svg:y1="26.539cm" svg:x2="18.998cm" svg:y2="26.539cm">
          <text:p/>
        </draw:line>
        <draw:frame draw:style-name="gr2" draw:text-style-name="P3" draw:layer="layout" svg:width="6.581cm" svg:height="1.131cm" svg:x="6.949cm" svg:y="0.938cm">
          <draw:text-box>
            <text:p text:style-name="P2"><text:span text:style-name="T1">Ashutosh Ayush</text:span></text:p>
          </draw:text-box>
        </draw:frame>
        <draw:frame draw:style-name="gr3" draw:text-style-name="P3" draw:layer="layout" svg:width="0.829cm" svg:height="1.131cm" svg:x="14.058cm" svg:y="0.938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11.716cm" svg:height="0.48cm" svg:x="5.275cm" svg:y="2.02cm">
          <draw:text-box>
            <text:p text:style-name="P2"><text:span text:style-name="T3"><text:a xlink:href="mailto:mrsahayy297@gmail.com" xlink:type="simple">mrsahayy297@gmail.com</text:a></text:span><text:span text:style-name="T4"><text:s/>| +</text:span><text:span text:style-name="T4"><text:a xlink:href="http://tel:7070987772/" xlink:type="simple">917070987772</text:a></text:span><text:span text:style-name="T4"> | </text:span><text:span text:style-name="T4">Ayodhya Bypass,Bhopal </text:span></text:p>
          </draw:text-box>
        </draw:frame>
        <draw:frame draw:style-name="gr4" draw:text-style-name="P4" draw:layer="layout" svg:width="5.145cm" svg:height="0.48cm" svg:x="8.02cm" svg:y="2.512cm">
          <draw:text-box>
            <text:p text:style-name="P2"><text:span text:style-name="T5"><text:a xlink:href="https://github.com/Ashutosh-JavaDev" xlink:type="simple">GitHub</text:a></text:span><text:span text:style-name="T6"><text:s/>| </text:span><text:span text:style-name="T5"><text:a xlink:href="https://ashutosh-javadev.github.io/Portfolio/" xlink:type="simple">Portfolio</text:a></text:span><text:span text:style-name="T6"><text:s/>| </text:span><text:span text:style-name="T5"><text:a xlink:href="https://www.linkedin.com/in/ashutosh-ayush-128ba8283/" xlink:type="simple">Linkedin</text:a></text:span><text:span text:style-name="T6"><text:s/></text:span></text:p>
          </draw:text-box>
        </draw:frame>
        <draw:frame draw:style-name="gr5" draw:text-style-name="P4" draw:layer="layout" svg:width="1.471cm" svg:height="0.352cm" svg:x="1.482cm" svg:y="3.425cm">
          <draw:text-box>
            <text:p text:style-name="P2"><text:span text:style-name="T7">E</text:span><text:span text:style-name="T7">d</text:span><text:span text:style-name="T7">u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4" draw:text-style-name="P4" draw:layer="layout" svg:width="0.35cm" svg:height="0.352cm" svg:x="3.299cm" svg:y="3.425cm">
          <draw:text-box>
            <text:p text:style-name="P2"><text:span text:style-name="T8"><text:s/></text:span></text:p>
          </draw:text-box>
        </draw:frame>
        <draw:frame draw:style-name="gr4" draw:text-style-name="P4" draw:layer="layout" svg:width="6.225cm" svg:height="0.48cm" svg:x="1.999cm" svg:y="4.045cm">
          <draw:text-box>
            <text:p text:style-name="P2"><text:span text:style-name="T6">Laxami Narian College of Technology </text:span></text:p>
          </draw:text-box>
        </draw:frame>
        <draw:frame draw:style-name="gr4" draw:text-style-name="P4" draw:layer="layout" svg:width="1.907cm" svg:height="0.48cm" svg:x="17.254cm" svg:y="4.045cm">
          <draw:text-box>
            <text:p text:style-name="P2"><text:span text:style-name="T4">Bhopal,MP </text:span></text:p>
          </draw:text-box>
        </draw:frame>
        <draw:frame draw:style-name="gr4" draw:text-style-name="P4" draw:layer="layout" svg:width="1.162cm" svg:height="0.48cm" svg:x="1.999cm" svg:y="4.468cm">
          <draw:text-box>
            <text:p text:style-name="P2"><text:span text:style-name="T4">Master</text:span></text:p>
          </draw:text-box>
        </draw:frame>
        <draw:frame draw:style-name="gr6" draw:text-style-name="P5" draw:layer="layout" svg:width="0.228cm" svg:height="0.315cm" svg:x="3.091cm" svg:y="4.599cm">
          <draw:text-box>
            <text:p text:style-name="P2"><text:span text:style-name="T9">'</text:span></text:p>
          </draw:text-box>
        </draw:frame>
        <draw:frame draw:style-name="gr4" draw:text-style-name="P4" draw:layer="layout" svg:width="4.485cm" svg:height="0.48cm" svg:x="3.155cm" svg:y="4.468cm">
          <draw:text-box>
            <text:p text:style-name="P2"><text:span text:style-name="T4">s in Computer Application </text:span></text:p>
          </draw:text-box>
        </draw:frame>
        <draw:frame draw:style-name="gr4" draw:text-style-name="P4" draw:layer="layout" svg:width="5.103cm" svg:height="0.48cm" svg:x="14.287cm" svg:y="4.468cm">
          <draw:text-box>
            <text:p text:style-name="P2"><text:span text:style-name="T4">September 2024 - August 2026 </text:span></text:p>
          </draw:text-box>
        </draw:frame>
        <draw:frame draw:style-name="gr7" draw:text-style-name="P6" draw:layer="layout" svg:width="1.619cm" svg:height="0.454cm" svg:x="1.999cm" svg:y="4.905cm">
          <draw:text-box>
            <text:p text:style-name="P2"><text:span text:style-name="T10">CGPA: 7.8 </text:span></text:p>
          </draw:text-box>
        </draw:frame>
        <draw:frame draw:style-name="gr4" draw:text-style-name="P4" draw:layer="layout" svg:width="5.548cm" svg:height="0.48cm" svg:x="1.999cm" svg:y="5.509cm">
          <draw:text-box>
            <text:p text:style-name="P2"><text:span text:style-name="T6">Tilkamanjhi Bhagalpur University </text:span></text:p>
          </draw:text-box>
        </draw:frame>
        <draw:frame draw:style-name="gr4" draw:text-style-name="P4" draw:layer="layout" svg:width="0.35cm" svg:height="0.48cm" svg:x="15.248cm" svg:y="5.509cm">
          <draw:text-box>
            <text:p text:style-name="P2"><text:span text:style-name="T6"><text:s/></text:span></text:p>
          </draw:text-box>
        </draw:frame>
        <draw:frame draw:style-name="gr4" draw:text-style-name="P4" draw:layer="layout" svg:width="2.872cm" svg:height="0.48cm" svg:x="16.454cm" svg:y="5.509cm">
          <draw:text-box>
            <text:p text:style-name="P2"><text:span text:style-name="T4">Bhagalpur,Bihar </text:span></text:p>
          </draw:text-box>
        </draw:frame>
        <draw:frame draw:style-name="gr4" draw:text-style-name="P4" draw:layer="layout" svg:width="7.533cm" svg:height="0.48cm" svg:x="1.999cm" svg:y="5.941cm">
          <draw:text-box>
            <text:p text:style-name="P2"><text:span text:style-name="T4">Bachleor of Science Information Technology </text:span></text:p>
          </draw:text-box>
        </draw:frame>
        <draw:frame draw:style-name="gr4" draw:text-style-name="P4" draw:layer="layout" svg:width="3.964cm" svg:height="0.48cm" svg:x="15.248cm" svg:y="5.941cm">
          <draw:text-box>
            <text:p text:style-name="P2"><text:span text:style-name="T4">August 2021 - July 2024 </text:span></text:p>
          </draw:text-box>
        </draw:frame>
        <draw:frame draw:style-name="gr7" draw:text-style-name="P6" draw:layer="layout" svg:width="1.619cm" svg:height="0.454cm" svg:x="1.999cm" svg:y="6.37cm">
          <draw:text-box>
            <text:p text:style-name="P2"><text:span text:style-name="T10">CGPA: 7.5 </text:span></text:p>
          </draw:text-box>
        </draw:frame>
        <draw:frame draw:style-name="gr8" draw:text-style-name="P4" draw:layer="layout" svg:width="1.475cm" svg:height="0.352cm" svg:x="1.482cm" svg:y="7.108cm">
          <draw:text-box>
            <text:p text:style-name="P2"><text:span text:style-name="T11">Experience</text:span></text:p>
          </draw:text-box>
        </draw:frame>
        <draw:frame draw:style-name="gr4" draw:text-style-name="P4" draw:layer="layout" svg:width="0.35cm" svg:height="0.352cm" svg:x="3.459cm" svg:y="7.108cm">
          <draw:text-box>
            <text:p text:style-name="P2"><text:span text:style-name="T8"><text:s/></text:span></text:p>
          </draw:text-box>
        </draw:frame>
        <draw:frame draw:style-name="gr4" draw:text-style-name="P4" draw:layer="layout" svg:width="5.62cm" svg:height="0.48cm" svg:x="1.999cm" svg:y="7.728cm">
          <draw:text-box>
            <text:p text:style-name="P2"><text:span text:style-name="T6">Elite Tech Intern | Java Developer </text:span></text:p>
          </draw:text-box>
        </draw:frame>
        <draw:frame draw:style-name="gr4" draw:text-style-name="P4" draw:layer="layout" svg:width="5.823cm" svg:height="0.48cm" svg:x="13.532cm" svg:y="7.728cm">
          <draw:text-box>
            <text:p text:style-name="P2"><text:span text:style-name="T4">Bhopal,MP | May 2025 - June 2025 </text:span></text:p>
          </draw:text-box>
        </draw:frame>
        <draw:frame draw:style-name="gr9" draw:text-style-name="P4" draw:layer="layout" svg:width="0.36cm" svg:height="0.48cm" svg:x="2.88cm" svg:y="8.202cm">
          <draw:text-box>
            <text:p text:style-name="P2"><text:span text:style-name="T12">*</text:span></text:p>
          </draw:text-box>
        </draw:frame>
        <draw:frame draw:style-name="gr9" draw:text-style-name="P4" draw:layer="layout" svg:width="0.36cm" svg:height="0.395cm" svg:x="3.053cm" svg:y="8.259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16.838cm" svg:height="0.48cm" svg:x="3.167cm" svg:y="8.202cm">
          <draw:text-box>
            <text:p text:style-name="P2"><text:span text:style-name="T4">Developed a Weather Application using Java to fetch and display real-time weather data, enhancing </text:span></text:p>
          </draw:text-box>
        </draw:frame>
        <draw:frame draw:style-name="gr4" draw:text-style-name="P4" draw:layer="layout" svg:width="8.473cm" svg:height="0.48cm" svg:x="2.88cm" svg:y="8.622cm">
          <draw:text-box>
            <text:p text:style-name="P2"><text:span text:style-name="T4">skills in API integration and user interface design. </text:span></text:p>
          </draw:text-box>
        </draw:frame>
        <draw:frame draw:style-name="gr9" draw:text-style-name="P4" draw:layer="layout" svg:width="0.36cm" svg:height="0.48cm" svg:x="2.88cm" svg:y="9.079cm">
          <draw:text-box>
            <text:p text:style-name="P2"><text:span text:style-name="T12">*</text:span></text:p>
          </draw:text-box>
        </draw:frame>
        <draw:frame draw:style-name="gr9" draw:text-style-name="P4" draw:layer="layout" svg:width="0.36cm" svg:height="0.395cm" svg:x="3.053cm" svg:y="9.137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16.749cm" svg:height="0.48cm" svg:x="3.167cm" svg:y="9.079cm">
          <draw:text-box>
            <text:p text:style-name="P2"><text:span text:style-name="T4">Created a File Handling Utility Tool in Java to automate <text:s/>le reading, writing, and organization tasks, </text:span></text:p>
          </draw:text-box>
        </draw:frame>
        <draw:frame draw:style-name="gr4" draw:text-style-name="P4" draw:layer="layout" svg:width="10.454cm" svg:height="0.48cm" svg:x="2.88cm" svg:y="9.498cm">
          <draw:text-box>
            <text:p text:style-name="P2"><text:span text:style-name="T4">improving understanding of I/O streams and <text:s/>le management. </text:span></text:p>
          </draw:text-box>
        </draw:frame>
        <draw:frame draw:style-name="gr4" draw:text-style-name="P4" draw:layer="layout" svg:width="6.907cm" svg:height="0.48cm" svg:x="1.999cm" svg:y="10.277cm">
          <draw:text-box>
            <text:p text:style-name="P2"><text:span text:style-name="T6">Internship Studio | Java Developer Intern </text:span></text:p>
          </draw:text-box>
        </draw:frame>
        <draw:frame draw:style-name="gr4" draw:text-style-name="P4" draw:layer="layout" svg:width="6.348cm" svg:height="0.48cm" svg:x="13.122cm" svg:y="10.277cm">
          <draw:text-box>
            <text:p text:style-name="P2"><text:span text:style-name="T4">Bhopal, India | April 2025 - May 2025 </text:span></text:p>
          </draw:text-box>
        </draw:frame>
        <draw:frame draw:style-name="gr9" draw:text-style-name="P4" draw:layer="layout" svg:width="0.36cm" svg:height="0.48cm" svg:x="2.88cm" svg:y="10.751cm">
          <draw:text-box>
            <text:p text:style-name="P2"><text:span text:style-name="T12">*</text:span></text:p>
          </draw:text-box>
        </draw:frame>
        <draw:frame draw:style-name="gr9" draw:text-style-name="P4" draw:layer="layout" svg:width="0.36cm" svg:height="0.395cm" svg:x="3.053cm" svg:y="10.809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17.24cm" svg:height="0.48cm" svg:x="3.167cm" svg:y="10.751cm">
          <draw:text-box>
            <text:p text:style-name="P2"><text:span text:style-name="T4">Built a Pizza Mania Application using Java with features like dynamic menu display, order processing, </text:span></text:p>
          </draw:text-box>
        </draw:frame>
        <draw:frame draw:style-name="gr4" draw:text-style-name="P4" draw:layer="layout" svg:width="10.649cm" svg:height="0.48cm" svg:x="2.88cm" svg:y="11.166cm">
          <draw:text-box>
            <text:p text:style-name="P2"><text:span text:style-name="T4">billing, and user interaction through a console-based interface. </text:span></text:p>
          </draw:text-box>
        </draw:frame>
        <draw:frame draw:style-name="gr9" draw:text-style-name="P4" draw:layer="layout" svg:width="0.36cm" svg:height="0.48cm" svg:x="2.88cm" svg:y="11.628cm">
          <draw:text-box>
            <text:p text:style-name="P2"><text:span text:style-name="T12">*</text:span></text:p>
          </draw:text-box>
        </draw:frame>
        <draw:frame draw:style-name="gr9" draw:text-style-name="P4" draw:layer="layout" svg:width="0.36cm" svg:height="0.395cm" svg:x="3.053cm" svg:y="11.685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15.551cm" svg:height="0.48cm" svg:x="3.167cm" svg:y="11.628cm">
          <draw:text-box>
            <text:p text:style-name="P2"><text:span text:style-name="T4">Strengthened object-oriented programming (OOP) concepts and practical Java skills through </text:span></text:p>
          </draw:text-box>
        </draw:frame>
        <draw:frame draw:style-name="gr4" draw:text-style-name="P4" draw:layer="layout" svg:width="4.18cm" svg:height="0.48cm" svg:x="2.88cm" svg:y="12.047cm">
          <draw:text-box>
            <text:p text:style-name="P2"><text:span text:style-name="T4">structured project work. </text:span></text:p>
          </draw:text-box>
        </draw:frame>
        <draw:frame draw:style-name="gr10" draw:text-style-name="P4" draw:layer="layout" svg:width="0.811cm" svg:height="0.352cm" svg:x="1.482cm" svg:y="12.959cm">
          <draw:text-box>
            <text:p text:style-name="P2"><text:span text:style-name="T14">Skills</text:span></text:p>
          </draw:text-box>
        </draw:frame>
        <draw:frame draw:style-name="gr4" draw:text-style-name="P4" draw:layer="layout" svg:width="0.35cm" svg:height="0.352cm" svg:x="2.541cm" svg:y="12.959cm">
          <draw:text-box>
            <text:p text:style-name="P2"><text:span text:style-name="T8"><text:s/></text:span></text:p>
          </draw:text-box>
        </draw:frame>
        <draw:frame draw:style-name="gr4" draw:text-style-name="P4" draw:layer="layout" svg:width="0.35cm" svg:height="0.352cm" svg:x="1.249cm" svg:y="13.586cm">
          <draw:text-box>
            <text:p text:style-name="P2"><text:span text:style-name="T8"><text:s/></text:span></text:p>
          </draw:text-box>
        </draw:frame>
        <draw:frame draw:style-name="gr4" draw:text-style-name="P4" draw:layer="layout" svg:width="4.413cm" svg:height="0.48cm" svg:x="2.287cm" svg:y="13.876cm">
          <draw:text-box>
            <text:p text:style-name="P2"><text:span text:style-name="T4">Programming Languages: </text:span></text:p>
          </draw:text-box>
        </draw:frame>
        <draw:frame draw:style-name="gr4" draw:text-style-name="P4" draw:layer="layout" svg:width="5.124cm" svg:height="0.48cm" svg:x="6.712cm" svg:y="13.876cm">
          <draw:text-box>
            <text:p text:style-name="P2"><text:span text:style-name="T4">C, Core Java, Java Swing, JDBC </text:span></text:p>
          </draw:text-box>
        </draw:frame>
        <draw:frame draw:style-name="gr4" draw:text-style-name="P4" draw:layer="layout" svg:width="3.96cm" svg:height="0.48cm" svg:x="2.287cm" svg:y="14.295cm">
          <draw:text-box>
            <text:p text:style-name="P2"><text:span text:style-name="T4">Libraries/Frameworks: </text:span></text:p>
          </draw:text-box>
        </draw:frame>
        <draw:frame draw:style-name="gr4" draw:text-style-name="P4" draw:layer="layout" svg:width="7.952cm" svg:height="0.48cm" svg:x="6.712cm" svg:y="14.295cm">
          <draw:text-box>
            <text:p text:style-name="P2"><text:span text:style-name="T4">Hibernate, SpringBoot,Tailwind CSS, BootStrap </text:span></text:p>
          </draw:text-box>
        </draw:frame>
        <draw:frame draw:style-name="gr4" draw:text-style-name="P4" draw:layer="layout" svg:width="3.003cm" svg:height="0.48cm" svg:x="2.287cm" svg:y="14.719cm">
          <draw:text-box>
            <text:p text:style-name="P2"><text:span text:style-name="T4">Tools / Platforms: </text:span></text:p>
          </draw:text-box>
        </draw:frame>
        <draw:frame draw:style-name="gr4" draw:text-style-name="P4" draw:layer="layout" svg:width="2.106cm" svg:height="0.48cm" svg:x="6.712cm" svg:y="14.719cm">
          <draw:text-box>
            <text:p text:style-name="P2"><text:span text:style-name="T4">Git, VS Code </text:span></text:p>
          </draw:text-box>
        </draw:frame>
        <draw:frame draw:style-name="gr4" draw:text-style-name="P4" draw:layer="layout" svg:width="1.886cm" svg:height="0.48cm" svg:x="2.287cm" svg:y="15.142cm">
          <draw:text-box>
            <text:p text:style-name="P2"><text:span text:style-name="T4">Databases: </text:span></text:p>
          </draw:text-box>
        </draw:frame>
        <draw:frame draw:style-name="gr4" draw:text-style-name="P4" draw:layer="layout" svg:width="1.297cm" svg:height="0.48cm" svg:x="6.712cm" svg:y="15.142cm">
          <draw:text-box>
            <text:p text:style-name="P2"><text:span text:style-name="T4">MySQL </text:span></text:p>
          </draw:text-box>
        </draw:frame>
        <draw:frame draw:style-name="gr4" draw:text-style-name="P4" draw:layer="layout" svg:width="0.35cm" svg:height="0.48cm" svg:x="2.287cm" svg:y="15.544cm">
          <draw:text-box>
            <text:p text:style-name="P2"><text:span text:style-name="T4"><text:s/></text:span></text:p>
          </draw:text-box>
        </draw:frame>
        <draw:frame draw:style-name="gr4" draw:text-style-name="P4" draw:layer="layout" svg:width="1.56cm" svg:height="0.48cm" svg:x="1.249cm" svg:y="16.15cm">
          <draw:text-box>
            <text:p text:style-name="P2"><text:span text:style-name="T4">Portfolio </text:span></text:p>
          </draw:text-box>
        </draw:frame>
        <draw:polygon draw:style-name="gr11" draw:text-style-name="P7" draw:layer="layout" svg:width="7.165cm" svg:height="0.017cm" svg:x="1.248cm" svg:y="17.155cm" svg:viewBox="0 0 7166 18" draw:points="0,18 7166,18 7166,0 0,0">
          <text:p/>
        </draw:polygon>
        <draw:frame draw:style-name="gr4" draw:text-style-name="P4" draw:layer="layout" svg:width="7.338cm" svg:height="0.48cm" svg:x="1.249cm" svg:y="16.751cm">
          <draw:text-box>
            <text:p text:style-name="P2"><text:span text:style-name="T15"><text:a xlink:href="https://ashutosh-javadev.github.io/Portfolio/" xlink:type="simple">https://ashutosh-javadev.github.io/Portfolio/</text:a></text:span></text:p>
          </draw:text-box>
        </draw:frame>
        <draw:frame draw:style-name="gr4" draw:text-style-name="P4" draw:layer="layout" svg:width="0.35cm" svg:height="0.48cm" svg:x="1.249cm" svg:y="17.356cm">
          <draw:text-box>
            <text:p text:style-name="P2"><text:span text:style-name="T4"><text:s/></text:span></text:p>
          </draw:text-box>
        </draw:frame>
        <draw:frame draw:style-name="gr4" draw:text-style-name="P4" draw:layer="layout" svg:width="0.35cm" svg:height="0.48cm" svg:x="1.249cm" svg:y="17.961cm">
          <draw:text-box>
            <text:p text:style-name="P2"><text:span text:style-name="T4"><text:s/></text:span></text:p>
          </draw:text-box>
        </draw:frame>
        <draw:frame draw:style-name="gr8" draw:text-style-name="P4" draw:layer="layout" svg:width="3.054cm" svg:height="0.352cm" svg:x="1.482cm" svg:y="18.565cm">
          <draw:text-box>
            <text:p text:style-name="P2"><text:span text:style-name="T11">Projects / Open-Source</text:span></text:p>
          </draw:text-box>
        </draw:frame>
        <draw:frame draw:style-name="gr4" draw:text-style-name="P4" draw:layer="layout" svg:width="0.35cm" svg:height="0.352cm" svg:x="5.843cm" svg:y="18.565cm">
          <draw:text-box>
            <text:p text:style-name="P2"><text:span text:style-name="T8"><text:s/></text:span></text:p>
          </draw:text-box>
        </draw:frame>
        <draw:frame draw:style-name="gr4" draw:text-style-name="P4" draw:layer="layout" svg:width="4.579cm" svg:height="0.48cm" svg:x="1.999cm" svg:y="19.185cm">
          <draw:text-box>
            <text:p text:style-name="P2"><text:span text:style-name="T16">W</text:span><text:span text:style-name="T16">e</text:span><text:span text:style-name="T16">a</text:span><text:span text:style-name="T16">t</text:span><text:span text:style-name="T16">h</text:span><text:span text:style-name="T16">e</text:span><text:span text:style-name="T16">r </text:span><text:span text:style-name="T16">A</text:span><text:span text:style-name="T16">p</text:span><text:span text:style-name="T16">p</text:span><text:span text:style-name="T16">l</text:span><text:span text:style-name="T16">i</text:span><text:span text:style-name="T16">c</text:span><text:span text:style-name="T16">a</text:span><text:span text:style-name="T16">t</text:span><text:span text:style-name="T16">i</text:span><text:span text:style-name="T16">o</text:span><text:span text:style-name="T16">n</text:span><text:span text:style-name="T6"> </text:span><text:span text:style-name="T6">|</text:span><text:span text:style-name="T6"> </text:span><text:span text:style-name="T5"><text:a xlink:href="https://github.com/Ashutosh-JavaDev/WheatherApplication/tree/main/Project" xlink:type="simple">Link</text:a></text:span><text:span text:style-name="T6"><text:s/></text:span></text:p>
          </draw:text-box>
        </draw:frame>
        <draw:frame draw:style-name="gr7" draw:text-style-name="P6" draw:layer="layout" svg:width="4.134cm" svg:height="0.454cm" svg:x="15.146cm" svg:y="19.203cm">
          <draw:text-box>
            <text:p text:style-name="P2"><text:span text:style-name="T10">Java <text:s/>Swing,Weather <text:s/>API </text:span></text:p>
          </draw:text-box>
        </draw:frame>
        <draw:frame draw:style-name="gr9" draw:text-style-name="P4" draw:layer="layout" svg:width="0.36cm" svg:height="0.48cm" svg:x="2.88cm" svg:y="19.659cm">
          <draw:text-box>
            <text:p text:style-name="P2"><text:span text:style-name="T12">*</text:span></text:p>
          </draw:text-box>
        </draw:frame>
        <draw:frame draw:style-name="gr9" draw:text-style-name="P4" draw:layer="layout" svg:width="0.36cm" svg:height="0.395cm" svg:x="3.053cm" svg:y="19.717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12.105cm" svg:height="0.48cm" svg:x="3.172cm" svg:y="19.659cm">
          <draw:text-box>
            <text:p text:style-name="P2"><text:span text:style-name="T6">Developed a Weather Application using Java Swing for GUI development. </text:span></text:p>
          </draw:text-box>
        </draw:frame>
        <draw:frame draw:style-name="gr9" draw:text-style-name="P4" draw:layer="layout" svg:width="0.36cm" svg:height="0.48cm" svg:x="2.88cm" svg:y="20.112cm">
          <draw:text-box>
            <text:p text:style-name="P2"><text:span text:style-name="T12">*</text:span></text:p>
          </draw:text-box>
        </draw:frame>
        <draw:frame draw:style-name="gr9" draw:text-style-name="P4" draw:layer="layout" svg:width="0.36cm" svg:height="0.395cm" svg:x="3.053cm" svg:y="20.17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10.907cm" svg:height="0.48cm" svg:x="3.172cm" svg:y="20.112cm">
          <draw:text-box>
            <text:p text:style-name="P2"><text:span text:style-name="T4">Integrated </text:span><text:span text:style-name="T6">OpenWeatherMap API </text:span><text:span text:style-name="T4">to fetch real-time weather data </text:span></text:p>
          </draw:text-box>
        </draw:frame>
        <draw:frame draw:style-name="gr4" draw:text-style-name="P4" draw:layer="layout" svg:width="0.35cm" svg:height="0.48cm" svg:x="1.249cm" svg:y="20.752cm">
          <draw:text-box>
            <text:p text:style-name="P2"><text:span text:style-name="T4"><text:s/></text:span></text:p>
          </draw:text-box>
        </draw:frame>
        <draw:frame draw:style-name="gr4" draw:text-style-name="P4" draw:layer="layout" svg:width="5.662cm" svg:height="0.48cm" svg:x="1.999cm" svg:y="21.184cm">
          <draw:text-box>
            <text:p text:style-name="P2"><text:span text:style-name="T16">Bank Management System</text:span><text:span text:style-name="T6"> | </text:span><text:span text:style-name="T5"><text:a xlink:href="https://github.com/Ashutosh-JavaDev/JavaSwingProject" xlink:type="simple">Link</text:a></text:span><text:span text:style-name="T6"><text:s/></text:span></text:p>
          </draw:text-box>
        </draw:frame>
        <draw:frame draw:style-name="gr7" draw:text-style-name="P6" draw:layer="layout" svg:width="4.197cm" svg:height="0.454cm" svg:x="15.21cm" svg:y="21.202cm">
          <draw:text-box>
            <text:p text:style-name="P2"><text:span text:style-name="T10">Java, <text:s/>Spring, <text:s/>Swing,JDBC </text:span></text:p>
          </draw:text-box>
        </draw:frame>
        <draw:frame draw:style-name="gr9" draw:text-style-name="P4" draw:layer="layout" svg:width="0.36cm" svg:height="0.48cm" svg:x="2.88cm" svg:y="21.662cm">
          <draw:text-box>
            <text:p text:style-name="P2"><text:span text:style-name="T12">*</text:span></text:p>
          </draw:text-box>
        </draw:frame>
        <draw:frame draw:style-name="gr9" draw:text-style-name="P4" draw:layer="layout" svg:width="0.36cm" svg:height="0.395cm" svg:x="3.053cm" svg:y="21.72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15.293cm" svg:height="0.48cm" svg:x="3.172cm" svg:y="21.662cm">
          <draw:text-box>
            <text:p text:style-name="P2"><text:span text:style-name="T6">Designed and developed a real-time chatting application </text:span><text:span text:style-name="T4">using Java Swing for the graphical </text:span></text:p>
          </draw:text-box>
        </draw:frame>
        <draw:frame draw:style-name="gr4" draw:text-style-name="P4" draw:layer="layout" svg:width="2.517cm" svg:height="0.48cm" svg:x="2.88cm" svg:y="22.077cm">
          <draw:text-box>
            <text:p text:style-name="P2"><text:span text:style-name="T4">user interface. </text:span></text:p>
          </draw:text-box>
        </draw:frame>
        <draw:frame draw:style-name="gr9" draw:text-style-name="P4" draw:layer="layout" svg:width="0.36cm" svg:height="0.48cm" svg:x="2.88cm" svg:y="22.539cm">
          <draw:text-box>
            <text:p text:style-name="P2"><text:span text:style-name="T12">*</text:span></text:p>
          </draw:text-box>
        </draw:frame>
        <draw:frame draw:style-name="gr9" draw:text-style-name="P4" draw:layer="layout" svg:width="0.36cm" svg:height="0.395cm" svg:x="3.053cm" svg:y="22.596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16.144cm" svg:height="0.48cm" svg:x="3.172cm" svg:y="22.539cm">
          <draw:text-box>
            <text:p text:style-name="P2"><text:span text:style-name="T6">Implemented WebSocket technology </text:span><text:span text:style-name="T4">to establish full-duplex communication between client and </text:span></text:p>
          </draw:text-box>
        </draw:frame>
        <draw:frame draw:style-name="gr4" draw:text-style-name="P4" draw:layer="layout" svg:width="6.64cm" svg:height="0.48cm" svg:x="2.88cm" svg:y="22.958cm">
          <draw:text-box>
            <text:p text:style-name="P2"><text:span text:style-name="T4">server for real-time message exchange. </text:span></text:p>
          </draw:text-box>
        </draw:frame>
        <draw:frame draw:style-name="gr4" draw:text-style-name="P4" draw:layer="layout" svg:width="0.35cm" svg:height="0.48cm" svg:x="1.249cm" svg:y="23.601cm">
          <draw:text-box>
            <text:p text:style-name="P2"><text:span text:style-name="T4"><text:s/></text:span></text:p>
          </draw:text-box>
        </draw:frame>
        <draw:frame draw:style-name="gr4" draw:text-style-name="P4" draw:layer="layout" svg:width="4.528cm" svg:height="0.48cm" svg:x="1.999cm" svg:y="24.033cm">
          <draw:text-box>
            <text:p text:style-name="P2"><text:span text:style-name="T16">File Handling Utility </text:span><text:span text:style-name="T6"><text:s/>| </text:span><text:span text:style-name="T5"><text:a xlink:href="https://github.com/Ashutosh-JavaDev/ELiteInternship/tree/main/Project" xlink:type="simple">Link</text:a></text:span><text:span text:style-name="T6"><text:s/></text:span></text:p>
          </draw:text-box>
        </draw:frame>
        <draw:frame draw:style-name="gr7" draw:text-style-name="P6" draw:layer="layout" svg:width="4.155cm" svg:height="0.454cm" svg:x="15.184cm" svg:y="24.051cm">
          <draw:text-box>
            <text:p text:style-name="P2"><text:span text:style-name="T10">Java <text:s/>Swing,File <text:s/>Handing </text:span></text:p>
          </draw:text-box>
        </draw:frame>
        <draw:frame draw:style-name="gr9" draw:text-style-name="P4" draw:layer="layout" svg:width="0.36cm" svg:height="0.48cm" svg:x="2.88cm" svg:y="24.503cm">
          <draw:text-box>
            <text:p text:style-name="P2"><text:span text:style-name="T12">*</text:span></text:p>
          </draw:text-box>
        </draw:frame>
        <draw:frame draw:style-name="gr9" draw:text-style-name="P4" draw:layer="layout" svg:width="0.36cm" svg:height="0.395cm" svg:x="3.053cm" svg:y="24.561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13.93cm" svg:height="0.48cm" svg:x="3.172cm" svg:y="24.503cm">
          <draw:text-box>
            <text:p text:style-name="P2"><text:span text:style-name="T4">Designed and developed a </text:span><text:span text:style-name="T6">Java-based desktop File Handler Utility </text:span><text:span text:style-name="T4">using Java Swing. </text:span></text:p>
          </draw:text-box>
        </draw:frame>
        <draw:frame draw:style-name="gr9" draw:text-style-name="P4" draw:layer="layout" svg:width="0.36cm" svg:height="0.48cm" svg:x="2.88cm" svg:y="24.96cm">
          <draw:text-box>
            <text:p text:style-name="P2"><text:span text:style-name="T12">*</text:span></text:p>
          </draw:text-box>
        </draw:frame>
        <draw:frame draw:style-name="gr9" draw:text-style-name="P4" draw:layer="layout" svg:width="0.36cm" svg:height="0.395cm" svg:x="3.053cm" svg:y="25.018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11.661cm" svg:height="0.48cm" svg:x="3.172cm" svg:y="24.96cm">
          <draw:text-box>
            <text:p text:style-name="P2"><text:span text:style-name="T4">Utilized <text:s/>Java <text:s/>I/O </text:span><text:span text:style-name="T6"><text:s/>(File, FileReader, FileWriter, Bu eredReader, etc.) </text:span><text:span text:style-name="T4"><text:s/>for</text:span></text:p>
          </draw:text-box>
        </draw:frame>
        <draw:frame draw:style-name="gr4" draw:text-style-name="P4" draw:layer="layout" svg:width="3.105cm" svg:height="0.48cm" svg:x="14.891cm" svg:y="24.96cm">
          <draw:text-box>
            <text:p text:style-name="P2"><text:span text:style-name="T4">every <text:s/>operations. </text:span></text:p>
          </draw:text-box>
        </draw:frame>
        <draw:frame draw:style-name="gr4" draw:text-style-name="P4" draw:layer="layout" svg:width="0.35cm" svg:height="0.48cm" svg:x="1.249cm" svg:y="25.566cm">
          <draw:text-box>
            <text:p text:style-name="P2"><text:span text:style-name="T4"><text:s/></text:span></text:p>
          </draw:text-box>
        </draw:frame>
        <draw:frame draw:style-name="gr5" draw:text-style-name="P4" draw:layer="layout" svg:width="1.89cm" svg:height="0.352cm" svg:x="1.482cm" svg:y="26.173cm">
          <draw:text-box>
            <text:p text:style-name="P2"><text:span text:style-name="T7">Certifications</text:span></text:p>
          </draw:text-box>
        </draw:frame>
        <draw:frame draw:style-name="gr4" draw:text-style-name="P4" draw:layer="layout" svg:width="0.35cm" svg:height="0.352cm" svg:x="4.06cm" svg:y="26.173cm">
          <draw:text-box>
            <text:p text:style-name="P2"><text:span text:style-name="T8"><text:s/></text:span></text:p>
          </draw:text-box>
        </draw:frame>
        <draw:frame draw:style-name="gr12" draw:text-style-name="P5" draw:layer="layout" svg:width="0.338cm" svg:height="0.315cm" svg:x="1.999cm" svg:y="26.925cm">
          <draw:text-box>
            <text:p text:style-name="P2"><text:span text:style-name="T17"><text:s/></text:span></text:p>
          </draw:text-box>
        </draw:frame>
        <draw:frame draw:style-name="gr4" draw:text-style-name="P4" draw:layer="layout" svg:width="9.006cm" svg:height="0.48cm" svg:x="2.219cm" svg:y="26.794cm">
          <draw:text-box>
            <text:p text:style-name="P2"><text:span text:style-name="T4">Diploma in Information Technology - </text:span><text:span text:style-name="T6">Argus Acedemy </text:span></text:p>
          </draw:text-box>
        </draw:frame>
        <draw:frame draw:style-name="gr6" draw:text-style-name="P5" draw:layer="layout" svg:width="0.228cm" svg:height="0.315cm" svg:x="1.999cm" svg:y="27.446cm">
          <draw:text-box>
            <text:p text:style-name="P2"><text:span text:style-name="T9"><text:s text:c="3"/></text:span></text:p>
          </draw:text-box>
        </draw:frame>
        <draw:frame draw:style-name="gr4" draw:text-style-name="P4" draw:layer="layout" svg:width="7.465cm" svg:height="0.48cm" svg:x="2.295cm" svg:y="27.315cm">
          <draw:text-box>
            <text:p text:style-name="P2"><text:span text:style-name="T4">Certi cation of Completion - </text:span><text:span text:style-name="T6">Elite Tech Intern </text:span></text:p>
          </draw:text-box>
        </draw:frame>
        <draw:frame draw:style-name="gr6" draw:text-style-name="P5" draw:layer="layout" svg:width="0.228cm" svg:height="0.315cm" svg:x="1.999cm" svg:y="27.967cm">
          <draw:text-box>
            <text:p text:style-name="P2"><text:span text:style-name="T9"><text:s text:c="3"/></text:span></text:p>
          </draw:text-box>
        </draw:frame>
        <draw:frame draw:style-name="gr4" draw:text-style-name="P4" draw:layer="layout" svg:width="7.478cm" svg:height="0.48cm" svg:x="2.27cm" svg:y="27.835cm">
          <draw:text-box>
            <text:p text:style-name="P2"><text:span text:style-name="T4">Certi cation of Internship - </text:span><text:span text:style-name="T6">Internship Studio </text:span></text:p>
          </draw:text-box>
        </draw:frame>
        <draw:frame draw:style-name="gr6" draw:text-style-name="P5" draw:layer="layout" svg:width="0.228cm" svg:height="0.315cm" svg:x="1.999cm" svg:y="28.491cm">
          <draw:text-box>
            <text:p text:style-name="P2"><text:span text:style-name="T9"><text:s text:c="3"/></text:span></text:p>
          </draw:text-box>
        </draw:frame>
        <draw:frame draw:style-name="gr4" draw:text-style-name="P4" draw:layer="layout" svg:width="6.687cm" svg:height="0.48cm" svg:x="2.27cm" svg:y="28.36cm">
          <draw:text-box>
            <text:p text:style-name="P2"><text:span text:style-name="T4">AWS Academy Graduate - </text:span><text:span text:style-name="T6">Amazon AWS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Comic Sans MS" svg:font-family="'Comic Sans MS'" style:font-pitch="variable"/>
    <style:font-face style:name="Comic Sans MS1" svg:font-family="'Comic Sans MS'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Verdana" svg:font-family="Verdana"/>
    <style:font-face style:name="Verdana1" svg:font-family="Verd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1.2cm" fo:margin-right="1cm" fo:page-width="21.01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5T01:11:09.275082073</dc:date>
    <meta:editing-duration>PT22M56S</meta:editing-duration>
    <meta:editing-cycles>1</meta:editing-cycles>
    <meta:document-statistic meta:object-count="105"/>
    <meta:generator>LibreOffice/7.6.7.2$Linux_X86_64 LibreOffice_project/60$Build-2</meta:generator>
  </office:meta>
</office:document-meta>
</file>